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8061813339772807819" text:style-name="L1">
        <text:list-item>
          <text:p text:style-name="P2">The children are too weak now. They can barely move. Petro believes that we should give up on them and that their rations would help the adults survive until the tunnel is complete. He was shouted down.</text:p>
        </text:list-item>
        <text:list-item>
          <text:p text:style-name="P2">Petro attempted to kill Lena thinking that we would believe she had died of hunger. Wenal went into a frenzy and has badly injured Petro.</text:p>
        </text:list-item>
        <text:list-item>
          <text:p text:style-name="P2">We've had another rat stew. I'm grateful but its curious. I've not seen any rats around....</text:p>
        </text:list-item>
        <text:list-item>
          <text:p text:style-name="P2">Petro's has died of his wounds. He wasn't a bad man but I can find little sympathy for him.</text:p>
        </text:list-item>
        <text:list-item>
          <text:p text:style-name="P2">I think its been a 2 weeks but its hard to tell when there's no ligh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7T08:08:35.46</meta:creation-date>
    <dc:date>2018-11-27T08:10:33.67</dc:date>
    <meta:editing-duration>PT54S</meta:editing-duration>
    <meta:editing-cycles>1</meta:editing-cycles>
    <meta:generator>OpenOffice/4.1.3$Win32 OpenOffice.org_project/413m1$Build-9783</meta:generator>
    <meta:document-statistic meta:table-count="0" meta:image-count="0" meta:object-count="0" meta:page-count="1" meta:paragraph-count="5" meta:word-count="118" meta:character-count="597"/>
  </office:meta>
</office:document-meta>
</file>